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83</text:p>
      <text:h text:style-name="Heading_20_1" text:outline-level="1">Section 1</text:h>
      <text:p text:style-name="Standard">Sociology is the scientific study of human society that focuses on society, human social behavior, patterns of social relationships, social interaction, and aspects of culture associated with everyday life. The term sociology was coined in the late 18th century to describe the scientific study of society. Regarded as a part of both the social sciences and humanities, sociology uses various methods of empirical investigation and critical analysis to develop a body of knowledge about social order and social change. Sociological subject matter ranges from micro-level analyses of individual interaction and agency to macro-level analyses of social systems and social structure. Applied sociological research may be applied directly to social policy and welfare, whereas theoretical approaches may focus on the understanding of social processes and phenomenological method.<text:line-break/>Traditional focuses of sociology include social stratification, social class, social mobility, religion, secularization, law, sexuality, gender, and deviance. Recent studies have added socio-technical aspects of the digital divide as a new focus. <text:s/>Digital sociology examines the impact of digital technologies on social behavior and institutions, encompassing professional, analytical, critical, and public dimensions. The internet has reshaped social networks and power relations, illustrating the growing importance of digital sociology. As all spheres of human activity are affected by the interplay between social structure and individual agency, sociology has gradually expanded its focus to other subjects and institutions, such as health and the institution of medicine; economy; military; punishment and systems of control; the Internet; sociology of education; social capital; and the role of social activity in the development of scientific knowledge.<text:line-break/>The range of social scientific methods has also expanded, as social researchers draw upon a variety of qualitative and quantitative techniques. The linguistic and cultural turns of the mid-20th century, especially, have led to increasingly interpretative, hermeneutic, and philosophical approaches towards the analysis of society. Conversely, the turn of the 21st century has seen the rise of new analytically, mathematically, and computationally rigorous techniques, such as agent-based modelling and social network analysis.<text:line-break/>Social research has influence throughout various industries and sectors of life, such as among politicians, policy makers, and legislators; educators; planners; administrators; developers; business magnates and managers; social workers; non-governmental organizations; and non-profit organizations, as well as individuals interested in resolving social issues in general.</text:p>
      <text:p text:style-name="Standard">Sociological reasoning predates the foundation of the discipline itself. Social analysis has origins in the common stock of universal, global knowledge and philosophy, having been carried out as far back as the time of old comic poetry which features social and political criticism, and ancient Greek philosophers Socrates, Plato, and Aristotle. For instance, the origin of the survey can be traced back to at least the Domesday Book in 1086, while ancient philosophers such as Confucius wrote about the importance of social roles.<text:line-break/>Medieval Arabic writings encompass a rich tradition that unveils early insights into the field of sociology. Some sources consider Ibn Khaldun, a 14th-century Muslim scholar from Tunisia, to have been the father of sociology, although there is no reference to his work in the writings of European contributors to modern sociology. Khaldun's Muqaddimah was considered to be amongst the first works to advance social-scientific reasoning on social cohesion and social conflict.</text:p>
      <text:p text:style-name="Standard"><text:line-break/>=== Etymology ===<text:line-break/>The word sociology derives part of its name from the Latin word socius ('companion' or 'fellowship'). The suffix -logy ('the study of') comes from that of the Greek -λογία, derived from λόγος (lógos, 'word' or 'knowledge'). <text:line-break/>The term sociology was first coined in 1780 by the French essayist Emmanuel-Joseph Sieyès in an unpublished manuscript. Sociology was later defined independently by French philosopher of science Auguste Comte (1798–1857) in 1838 as a new way of looking at society. Comte had earlier used the term social physics, but it had been subsequently appropriated by others, most notably the Belgian statistician Adolphe Quetelet. Comte endeavored to unify history, psychology, and economics through the scientific understanding of social life. Writing shortly after the malaise of the French Revolution, he proposed that social ills could be remedied through sociological positivism, an epistemological approach outlined in the Course in Positive Philosophy (1830–1842), later included in A General View of Positivism (1848). Comte believed a positivist stage would mark the final era in the progression of human understanding, after conjectural theological and metaphysical phases. In observing the circular dependence of theory and observation in science, and having classified the sciences, Comte may be regarded as the first philosopher of science in the modern sense of the term.</text:p>
      <text:h text:style-name="Heading_20_1" text:outline-level="1">Section 2</text:h>
      <text:p text:style-name="Standard">Comte gave a powerful impetus to the development of sociology, an impetus that bore fruit in the later decades of the nineteenth century. To say this is certainly not to claim that French sociologists such as Durkheim were devoted disciples of the high priest of positivism. But by insisting on the irreducibility of each of his basic sciences to the particular science of sciences which it presupposed in the hierarchy and by emphasizing the nature of sociology as the scientific study of social phenomena Comte put sociology on the map. To be sure, [its] beginnings can be traced back well beyond Montesquieu, for example, and to Condorcet, not to speak of Saint-Simon, Comte's immediate predecessor. But Comte's clear recognition of sociology as a particular science, with a character of its own, justified Durkheim in regarding him as the father or founder of this science, even though Durkheim did not accept the idea of the three states and criticized Comte's approach to sociology. </text:p>
      <text:p text:style-name="Standard"><text:line-break/>=== Marx ===<text:line-break/>Both Comte and Karl Marx set out to develop scientifically justified systems in the wake of European industrialization and secularization, informed by various key movements in the philosophies of history and science. Marx rejected Comtean positivism but in attempting to develop a "science of society" nevertheless came to be recognized as a founder of sociology as the word gained wider meaning. For Isaiah Berlin, even though Marx did not consider himself to be a sociologist, he may be regarded as the "true father" of modern sociology, "in so far as anyone can claim the title."To have given clear and unified answers in familiar empirical terms to those theoretical questions which most occupied men's minds at the time, and to have deduced from them clear practical directives without creating obviously artificial links between the two, was the principal achievement of Marx's theory. The sociological treatment of historical and moral problems, which Comte and after him, Spencer and Taine, had discussed and mapped, became a precise and concrete study only when the attack of militant Marxism made its conclusions a burning issue, and so made the search for evidence more zealous and the attention to method more intense.</text:p>
      <text:p text:style-name="Standard">Herbert Spencer was one of the most popular and influential 19th-century sociologists. It is estimated that he sold one million books in his lifetime, far more than any other sociologist at the time. So strong was his influence that many other 19th-century thinkers, including Émile Durkheim, defined their ideas in relation to his. Durkheim's Division of Labour in Society is to a large extent an extended debate with Spencer from whose sociology Durkheim borrowed extensively. <text:line-break/>Also a notable biologist, Spencer coined the term survival of the fittest. While Marxian ideas defined one strand of sociology, Spencer was a critic of socialism, as well as a strong advocate for a laissez-faire style of government. His ideas were closely observed by conservative political circles, especially in the United States and England.</text:p>
      <text:h text:style-name="Heading_20_1" text:outline-level="1">Section 3</text:h>
      <text:p text:style-name="Standard">The first formal Department of Sociology in the world was established in 1892 by Albion Small—from the invitation of William Rainey Harper—at the University of Chicago. The American Journal of Sociology was founded shortly thereafter in 1895 by Small as well.<text:line-break/>The institutionalization of sociology as an academic discipline, however, was chiefly led by Émile Durkheim, who developed positivism as a foundation for practical social research. While Durkheim rejected much of the detail of Comte's philosophy, he retained and refined its method, maintaining that the social sciences are a logical continuation of the natural ones into the realm of human activity, and insisting that they may retain the same objectivity, rationalism, and approach to causality. Durkheim set up the first European department of sociology at the University of Bordeaux in 1895, publishing his Rules of the Sociological Method (1895). For Durkheim, sociology could be described as the "science of institutions, their genesis and their functioning."<text:line-break/>Durkheim's monograph Suicide (1897) is considered a seminal work in statistical analysis by contemporary sociologists. Suicide is a case study of variations in suicide rates among Catholic and Protestant populations, and served to distinguish sociological analysis from psychology or philosophy. It also marked a major contribution to the theoretical concept of structural functionalism. By carefully examining suicide statistics in different police districts, he attempted to demonstrate that Catholic communities have a lower suicide rate than that of Protestants, something he attributed to social (as opposed to individual or psychological) causes. He developed the notion of objective social facts to delineate a unique empirical object for the science of sociology to study. Through such studies he posited that sociology would be able to determine whether any given society is healthy or pathological, and seek social reform to negate organic breakdown, or "social anomie".<text:line-break/>Sociology quickly evolved as an academic response to the perceived challenges of modernity, such as industrialization, urbanization, secularization, and the process of rationalization. The field predominated in continental Europe, with British anthropology and statistics generally following on a separate trajectory. By the turn of the 20th century, however, many theorists were active in the English-speaking world. Few early sociologists were confined strictly to the subject, interacting also with economics, jurisprudence, psychology and philosophy, with theories being appropriated in a variety of different fields. Since its inception, sociological epistemology, methods, and frames of inquiry, have significantly expanded and diverged.<text:line-break/>Durkheim, Marx, and the German theorist Max Weber are typically cited as the three principal architects of sociology. Herbert Spencer, William Graham Sumner, Lester F. Ward, W. E. B. Du Bois, Vilfredo Pareto, Alexis de Tocqueville, Werner Sombart, Thorstein Veblen, Ferdinand Tönnies, Georg Simmel, Jane Addams and Karl Mannheim are often included on academic curricula as founding theorists. Curricula also may include Charlotte Perkins Gilman, Marianne Weber, Harriet Martineau, and Friedrich Engels as founders of the feminist tradition in sociology. Each key figure is associated with a particular theoretical perspective and orientation.</text:p>
      <text:p text:style-name="Standard">Marx and Engels associated the emergence of modern society above all with the development of capitalism; for Durkheim it was connected in particular with industrialization and the new social division of labor which this brought about; for Weber it had to do with the emergence of a distinctive way of thinking, the rational calculation which he associated with the Protestant Ethic (more or less what Marx and Engels speak of in terms of those 'icy waves of egotistical calculation'). Together the works of these great classical sociologists suggest what Giddens has recently described as 'a multidimensional view of institutions of modernity' and which emphasises not only capitalism and industrialism as key institutions of modernity, but also 'surveillance' (meaning 'control of information and social supervision') and 'military power' (control of the means of violence in the context of the industrialisation of war).</text:p>
      <text:p text:style-name="Standard">The first college course entitled "Sociology" was taught in the United States at Yale in 1875 by William Graham Sumner. In 1883, Lester F. Ward, who later became the first president of the American Sociological Association (ASA), published Dynamic Sociology—Or Applied social science as based upon statical sociology and the less complex sciences, attacking the laissez-faire sociology of Herbert Spencer and Sumner. Ward's 1,200-page book was used as core material in many early American sociology courses. In 1890, the oldest continuing American course in the modern tradition began at the University of Kansas, lectured by Frank W. Blackmar. The Department of Sociology at the University of Chicago was established in 1892 by Albion Small, who also published the first sociology textbook: An introduction to the study of society. George Herbert Mead and Charles Cooley, who had met at the University of Michigan in 1891 (along with John Dewey), moved to Chicago in 1894. Their influence gave rise to social psychology and the symbolic interactionism of the modern Chicago School. The American Journal of Sociology was founded in 1895, followed by the ASA in 1905.<text:line-break/>The sociological canon of classics with Durkheim and Max Weber at the top owes its existence in part to Talcott Parsons, who is largely credited with introducing both to American audiences. Parsons consolidated the sociological tradition and set the agenda for American sociology at the point of its fastest disciplinary growth. Sociology in the United States was less historically influenced by Marxism than its European counterpart, and to this day broadly remains more statistical in its approach.<text:line-break/>The first sociology department established in the United Kingdom was at the London School of Economics and Political Science (home of the British Journal of Sociology) in 1904. Leonard Trelawny Hobhouse and Edvard Westermarck became the lecturers in the discipline at the University of London in 1907. Harriet Martineau, an English translator of Comte, has been cited as the first female sociologist. In 1909, the German Sociological Association was founded by Ferdinand Tönnies, Max Weber, and Georg Simmel, among others. Weber established the first department in Germany at the Ludwig Maximilian University of Munich in 1919, having presented an influential new antipositivist sociology. In 1920, Florian Znaniecki set up the first department in Poland. The Institute for Social Research at the University of Frankfurt (later to become the Frankfurt School of critical theory) was founded in 1923. International co-operation in sociology began in 1893, when René Worms founded the Institut International de Sociologie, an institution later eclipsed by the much larger International Sociological Association (ISA), founded in 1949.</text:p>
      <text:h text:style-name="Heading_20_1" text:outline-level="1">Section 4</text:h>
      <text:p text:style-name="Standard">The overarching methodological principle of positivism is to conduct sociology in broadly the same manner as natural science. An emphasis on empiricism and the scientific method is sought to provide a tested foundation for sociological research based on the assumption that the only authentic knowledge is scientific knowledge, and that such knowledge can only arrive by positive affirmation through scientific methodology.</text:p>
      <text:p text:style-name="Standard">Our main goal is to extend scientific rationalism to human conduct.... What has been called our positivism is but a consequence of this rationalism.<text:line-break/>The term has long since ceased to carry this meaning; there are no fewer than twelve distinct epistemologies that are referred to as positivism. Many of these approaches do not self-identify as "positivist", some because they themselves arose in opposition to older forms of positivism, and some because the label has over time become a pejorative term by being mistakenly linked with a theoretical empiricism. The extent of antipositivist criticism has also diverged, with many rejecting the scientific method and others only seeking to amend it to reflect 20th-century developments in the philosophy of science. However, positivism (broadly understood as a scientific approach to the study of society) remains dominant in contemporary sociology, especially in the United States.<text:line-break/>Loïc Wacquant distinguishes three major strains of positivism: Durkheimian, Logical, and Instrumental. None of these are the same as that set forth by Comte, who was unique in advocating such a rigid (and perhaps optimistic) version. While Émile Durkheim rejected much of the detail of Comte's philosophy, he retained and refined its method. Durkheim maintained that the social sciences are a logical continuation of the natural ones into the realm of human activity, and insisted that they should retain the same objectivity, rationalism, and approach to causality. He developed the notion of objective sui generis "social facts" to serve as unique empirical objects for the science of sociology to study.<text:line-break/>The variety of positivism that remains dominant today is termed instrumental positivism. This approach eschews epistemological and metaphysical concerns (such as the nature of social facts) in favour of methodological clarity, replicability, reliability and validity. This positivism is more or less synonymous with quantitative research, and so only resembles older positivism in practice. Since it carries no explicit philosophical commitment, its practitioners may not belong to any particular school of thought. Modern sociology of this type is often credited to Paul Lazarsfeld, who pioneered large-scale survey studies and developed statistical techniques for analysing them. This approach lends itself to what Robert K. Merton called middle-range theory: abstract statements that generalize from segregated hypotheses and empirical regularities rather than starting with an abstract idea of a social whole.</text:p>
      <text:p text:style-name="Standard">The German philosopher Hegel criticised traditional empiricist epistemology, which he rejected as uncritical, and determinism, which he viewed as overly mechanistic. Karl Marx's methodology borrowed from Hegelian dialecticism but also a rejection of positivism in favour of critical analysis, seeking to supplement the empirical acquisition of "facts" with the elimination of illusions. He maintained that appearances need to be critiqued rather than simply documented. Early hermeneuticians such as Wilhelm Dilthey pioneered the distinction between natural and social science ('Geisteswissenschaft'). Various neo-Kantian philosophers, phenomenologists and human scientists further theorized how the analysis of the social world differs to that of the natural world due to the irreducibly complex aspects of human society, culture, and being.<text:line-break/>In the Italian context of development of social sciences and of sociology in particular, there are oppositions to the first foundation of the discipline, sustained by speculative philosophy in accordance with the antiscientific tendencies matured by critique of positivism and evolutionism, so a tradition Progressist struggles to establish itself.<text:line-break/>At the turn of the 20th century, the first generation of German sociologists formally introduced methodological anti-positivism, proposing that research should concentrate on human cultural norms, values, symbols, and social processes viewed from a resolutely subjective perspective. Max Weber argued that sociology may be loosely described as a science as it is able to identify causal relationships of human "social action"—especially among "ideal types", or hypothetical simplifications of complex social phenomena. As a non-positivist, however, Weber sought relationships that are not as "historical, invariant, or generalisable" as those pursued by natural scientists. Fellow German sociologist, Ferdinand Tönnies, theorised on two crucial abstract concepts with his work on "gemeinschaft and gesellschaft" (lit. 'community' and 'society'). Tönnies marked a sharp line between the realm of concepts and the reality of social action: the first must be treated axiomatically and in a deductive way ("pure sociology"), whereas the second empirically and inductively ("applied sociology").</text:p>
      <text:h text:style-name="Heading_20_1" text:outline-level="1">Section 5</text:h>
      <text:p text:style-name="Standard">[Sociology is] ... the science whose object is to interpret the meaning of social action and thereby give a causal explanation of the way in which the action proceeds and the effects which it produces. By 'action' in this definition is meant the human behaviour when and to the extent that the agent or agents see it as subjectively meaningful ... the meaning to which we refer may be either (a) the meaning actually intended either by an individual agent on a particular historical occasion or by a number of agents on an approximate average in a given set of cases, or (b) the meaning attributed to the agent or agents, as types, in a pure type constructed in the abstract. In neither case is the 'meaning' to be thought of as somehow objectively 'correct' or 'true' by some metaphysical criterion. This is the difference between the empirical sciences of action, such as sociology and history, and any kind of prior discipline, such as jurisprudence, logic, ethics, or aesthetics whose aim is to extract from their subject-matter 'correct' or 'valid' meaning.<text:line-break/>Both Weber and Georg Simmel pioneered the "Verstehen" (or 'interpretative') method in social science; a systematic process by which an outside observer attempts to relate to a particular cultural group, or indigenous people, on their own terms and from their own point of view. Through the work of Simmel, in particular, sociology acquired a possible character beyond positivist data-collection or grand, deterministic systems of structural law. Relatively isolated from the sociological academy throughout his lifetime, Simmel presented idiosyncratic analyses of modernity more reminiscent of the phenomenological and existential writers than of Comte or Durkheim, paying particular concern to the forms of, and possibilities for, social individuality. His sociology engaged in a neo-Kantian inquiry into the limits of perception, asking 'What is society?' in a direct allusion to Kant's question 'What is nature?'</text:p>
      <text:p text:style-name="Standard">The deepest problems of modern life flow from the attempt of the individual to maintain the independence and individuality of his existence against the sovereign powers of society, against the weight of the historical heritage and the external culture and technique of life. The antagonism represents the most modern form of the conflict which primitive man must carry on with nature for his bodily existence. The eighteenth century may have called for liberation from all the ties which grew up historically in politics, in religion, in morality, and in economics to permit the original natural virtue of man, which is equal in everyone, to develop without inhibition; the nineteenth century may have sought to promote, in addition to man's freedom, his individuality (which is connected with the division of labor) and his achievements which make him unique and indispensable but which at the same time make him so much the more dependent on the complementary activity of others; Nietzsche may have seen the relentless struggle of the individual as the prerequisite for his full development, while socialism found the same thing in the suppression of all competition – but in each of these the same fundamental motive was at work, namely the resistance of the individual to being leveled, swallowed up in the social-technological mechanism.</text:p>
      <text:p text:style-name="Standard"><text:line-break/>=== Classical theory ===<text:line-break/>The contemporary discipline of sociology is theoretically multi-paradigmatic in line with the contentions of classical social theory. Randall Collins' well-cited survey of sociological theory retroactively labels various theorists as belonging to four theoretical traditions: Functionalism, Conflict, Symbolic Interactionism, and Utilitarianism.<text:line-break/>Accordingly, modern sociological theory predominantly descends from functionalist (Durkheim) and conflict (Marx and Weber) approaches to social structure, as well as from symbolic-interactionist approaches to social interaction, such as micro-level structural (Simmel) and pragmatist (Mead, Cooley) perspectives. Utilitarianism (also known as rational choice or social exchange), although often associated with economics, is an established tradition within sociological theory.<text:line-break/>Lastly, as argued by Raewyn Connell, a tradition that is often forgotten is that of Social Darwinism, which applies the logic of Darwinian biological evolution to people and societies. This tradition often aligns with classical functionalism, and was once the dominant theoretical stance in American sociology, from c. 1881 – c. 1915, associated with several founders of sociology, primarily Herbert Spencer, Lester F. Ward, and William Graham Sumner.<text:line-break/>Contemporary sociological theory retains traces of each of these traditions and they are by no means mutually exclusive.</text:p>
      <table:table table:name="Table1" table:style-name="Table1">
        <table:table-column table:style-name="Table1.A" table:number-columns-repeated="3"/>
        <table:table-row table:style-name="Table1.1">
          <table:table-cell table:style-name="Table1.A1" office:value-type="string">
            <text:p text:style-name="Standard">98</text:p>
          </table:table-cell>
          <table:table-cell table:style-name="Table1.A1" office:value-type="string">
            <text:p text:style-name="Standard">21</text:p>
          </table:table-cell>
          <table:table-cell table:style-name="Table1.A1" office:value-type="string">
            <text:p text:style-name="Standard">35</text:p>
          </table:table-cell>
        </table:table-row>
        <table:table-row table:style-name="Table1.1">
          <table:table-cell table:style-name="Table1.A1" office:value-type="string">
            <text:p text:style-name="Standard">25</text:p>
          </table:table-cell>
          <table:table-cell table:style-name="Table1.A1" office:value-type="string">
            <text:p text:style-name="Standard">42</text:p>
          </table:table-cell>
          <table:table-cell table:style-name="Table1.A1" office:value-type="string">
            <text:p text:style-name="Standard">25</text:p>
          </table:table-cell>
        </table:table-row>
        <table:table-row table:style-name="Table1.1">
          <table:table-cell table:style-name="Table1.A1" office:value-type="string">
            <text:p text:style-name="Standard">45</text:p>
          </table:table-cell>
          <table:table-cell table:style-name="Table1.A1" office:value-type="string">
            <text:p text:style-name="Standard">95</text:p>
          </table:table-cell>
          <table:table-cell table:style-name="Table1.A1" office:value-type="string">
            <text:p text:style-name="Standard">3</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782" meta:character-count="25405" meta:non-whitespace-character-count="21650"/>
    <meta:user-defined meta:name="AppVersion">14.0000</meta:user-defined>
    <meta:template xlink:type="simple" xlink:actuate="onRequest" xlink:title="Normal.dotm" xlink:href=""/>
  </office:meta>
</office:document-meta>
</file>